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152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66cm" fo:break-before="page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juillet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5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3" office:value-type="string" calcext:value-type="string">
            <text:p>BAUDIN, CYRIL</text:p>
          </table:table-cell>
          <table:table-cell table:style-name="ce4" office:value-type="float" office:value="1356726" calcext:value-type="float">
            <text:p>1356726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ACKLANDS - GRAINGER INC.</text:p>
          </table:table-cell>
          <table:table-cell table:style-name="ce10"/>
          <table:table-cell table:style-name="ce4" office:value-type="float" office:value="229.98" calcext:value-type="float">
            <text:p>229,98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851" calcext:value-type="float">
            <text:p>1352851</text:p>
          </table:table-cell>
          <table:table-cell table:style-name="ce8" office:value-type="date" office:date-value="2019-07-09" calcext:value-type="date">
            <text:p>09/07/2019</text:p>
          </table:table-cell>
          <table:table-cell table:style-name="ce4" office:value-type="string" calcext:value-type="string">
            <text:p>APSAM ASSOCIATION PARITAIRE SANTE &amp; SECURITE AFFAIRES MUNICIPALES</text:p>
          </table:table-cell>
          <table:table-cell table:style-name="ce4"/>
          <table:table-cell table:style-name="ce4" office:value-type="float" office:value="98.08" calcext:value-type="float">
            <text:p>98,08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118" calcext:value-type="float">
            <text:p>1356118</text:p>
          </table:table-cell>
          <table:table-cell table:style-name="ce8" office:value-type="date" office:date-value="2019-07-02" calcext:value-type="date">
            <text:p>02/07/2019</text:p>
          </table:table-cell>
          <table:table-cell table:style-name="ce4" table:number-columns-repeated="2"/>
          <table:table-cell table:style-name="ce4" office:value-type="float" office:value="840" calcext:value-type="float">
            <text:p>840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007" calcext:value-type="float">
            <text:p>1358007</text:p>
          </table:table-cell>
          <table:table-cell table:style-name="ce8" office:value-type="date" office:date-value="2019-07-10" calcext:value-type="date">
            <text:p>10/07/2019</text:p>
          </table:table-cell>
          <table:table-cell table:style-name="ce4" office:value-type="string" calcext:value-type="string">
            <text:p>COMPAGNIE DE CHEMIN DE FER DU CANADIEN PACIFIQUE</text:p>
          </table:table-cell>
          <table:table-cell table:style-name="ce10"/>
          <table:table-cell table:style-name="ce4" office:value-type="float" office:value="1574.81" calcext:value-type="float">
            <text:p>1574,81</text:p>
          </table:table-cell>
          <table:table-cell table:style-name="ce4" office:value-type="string" calcext:value-type="string">
            <text:p>Matériel de constru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32" calcext:value-type="float">
            <text:p>1356732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GIVESCO INC.</text:p>
          </table:table-cell>
          <table:table-cell table:style-name="ce10"/>
          <table:table-cell table:style-name="ce4" office:value-type="float" office:value="1551.51" calcext:value-type="float">
            <text:p>1551,51</text:p>
          </table:table-cell>
          <table:table-cell table:style-name="ce4" office:value-type="string" calcext:value-type="string">
            <text:p>Matériel de construction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6730" calcext:value-type="float">
            <text:p>1356730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HILTI CANADA LTEE</text:p>
          </table:table-cell>
          <table:table-cell table:style-name="ce10"/>
          <table:table-cell table:style-name="ce4" office:value-type="float" office:value="307.19" calcext:value-type="float">
            <text:p>307,19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05" calcext:value-type="float">
            <text:p>1356705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10"/>
          <table:table-cell table:style-name="ce4" office:value-type="float" office:value="995.89" calcext:value-type="float">
            <text:p>995,89</text:p>
          </table:table-cell>
          <table:table-cell table:style-name="ce4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49" calcext:value-type="float">
            <text:p>1356749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table:number-columns-repeated="2"/>
          <table:table-cell table:style-name="ce4" office:value-type="float" office:value="498.12" calcext:value-type="float">
            <text:p>498,12</text:p>
          </table:table-cell>
          <table:table-cell table:style-name="ce4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19667" calcext:value-type="float">
            <text:p>1319667</text:p>
          </table:table-cell>
          <table:table-cell table:style-name="ce8" office:value-type="date" office:date-value="2019-07-09" calcext:value-type="date">
            <text:p>09/07/2019</text:p>
          </table:table-cell>
          <table:table-cell table:style-name="ce4" office:value-type="string" calcext:value-type="string">
            <text:p>LOCATION GAMMA INC.</text:p>
          </table:table-cell>
          <table:table-cell table:style-name="ce10"/>
          <table:table-cell table:style-name="ce4" office:value-type="float" office:value="4199.5" calcext:value-type="float">
            <text:p>4199,5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52" calcext:value-type="float">
            <text:p>1356752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501.84" calcext:value-type="float">
            <text:p>501,84</text:p>
          </table:table-cell>
          <table:table-cell table:style-name="ce4" office:value-type="string" calcext:value-type="string">
            <text:p>Équipement contre les chut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54" calcext:value-type="float">
            <text:p>1356754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table:number-columns-repeated="2"/>
          <table:table-cell table:style-name="ce4" office:value-type="float" office:value="4878" calcext:value-type="float">
            <text:p>4878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96" calcext:value-type="float">
            <text:p>1356796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table:number-columns-repeated="2"/>
          <table:table-cell table:style-name="ce4" office:value-type="float" office:value="898.29" calcext:value-type="float">
            <text:p>898,29</text:p>
          </table:table-cell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409" calcext:value-type="float">
            <text:p>1356409</text:p>
          </table:table-cell>
          <table:table-cell table:style-name="ce8" office:value-type="date" office:date-value="2019-07-03" calcext:value-type="date">
            <text:p>03/07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297.74" calcext:value-type="float">
            <text:p>297,74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23" calcext:value-type="float">
            <text:p>1356723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REVOLUTION ENVIRONMENTAL SOLUTIONS LP</text:p>
          </table:table-cell>
          <table:table-cell table:style-name="ce4"/>
          <table:table-cell table:style-name="ce4" office:value-type="float" office:value="1878.81" calcext:value-type="float">
            <text:p>1878,81</text:p>
          </table:table-cell>
          <table:table-cell table:style-name="ce4" office:value-type="string" calcext:value-type="string">
            <text:p>Service - Décontamination, contrôle des odeur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327" calcext:value-type="float">
            <text:p>1356327</text:p>
          </table:table-cell>
          <table:table-cell table:style-name="ce8" office:value-type="date" office:date-value="2019-07-03" calcext:value-type="date">
            <text:p>03/07/2019</text:p>
          </table:table-cell>
          <table:table-cell table:style-name="ce4" office:value-type="string" calcext:value-type="string">
            <text:p>STELEM</text:p>
          </table:table-cell>
          <table:table-cell table:style-name="ce4"/>
          <table:table-cell table:style-name="ce4" office:value-type="float" office:value="674.48" calcext:value-type="float">
            <text:p>674,48</text:p>
          </table:table-cell>
          <table:table-cell table:style-name="ce4" office:value-type="string" calcext:value-type="string">
            <text:p>Réparation/Entretien - Machine et équipement de constru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788" calcext:value-type="float">
            <text:p>1356788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/>
          <table:table-cell table:style-name="ce10"/>
          <table:table-cell table:style-name="ce4" office:value-type="float" office:value="1916.02" calcext:value-type="float">
            <text:p>1916,02</text:p>
          </table:table-cell>
          <table:table-cell table:style-name="ce4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59" calcext:value-type="float">
            <text:p>1357059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/>
          <table:table-cell table:style-name="ce10"/>
          <table:table-cell table:style-name="ce4" office:value-type="float" office:value="1207.36" calcext:value-type="float">
            <text:p>1207,36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818" calcext:value-type="float">
            <text:p>1357818</text:p>
          </table:table-cell>
          <table:table-cell table:style-name="ce8" office:value-type="date" office:date-value="2019-07-10" calcext:value-type="date">
            <text:p>10/07/2019</text:p>
          </table:table-cell>
          <table:table-cell table:style-name="ce4" office:value-type="string" calcext:value-type="string">
            <text:p>VIA PREVENTION</text:p>
          </table:table-cell>
          <table:table-cell table:style-name="ce10"/>
          <table:table-cell table:style-name="ce4" office:value-type="float" office:value="125.98" calcext:value-type="float">
            <text:p>125,98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AUCHEMIN, SONIA</text:p>
          </table:table-cell>
          <table:table-cell table:style-name="ce4" office:value-type="float" office:value="1357052" calcext:value-type="float">
            <text:p>1357052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105" calcext:value-type="float">
            <text:p>1361105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/>
          <table:table-cell table:style-name="ce10"/>
          <table:table-cell table:style-name="ce4" office:value-type="float" office:value="5249.37" calcext:value-type="float">
            <text:p>5249,37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46" calcext:value-type="float">
            <text:p>1357046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IMPRIME-EMPLOI</text:p>
          </table:table-cell>
          <table:table-cell table:style-name="ce10"/>
          <table:table-cell table:style-name="ce4" office:value-type="float" office:value="3390.34" calcext:value-type="float">
            <text:p>3390,34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5278" calcext:value-type="float">
            <text:p>1325278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LES MORDUS DE LA LANGUE INC.</text:p>
          </table:table-cell>
          <table:table-cell table:style-name="ce4"/>
          <table:table-cell table:style-name="ce4" office:value-type="float" office:value="2692.92" calcext:value-type="float">
            <text:p>2692,92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091" calcext:value-type="float">
            <text:p>1361091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MARGARET SANKEY</text:p>
          </table:table-cell>
          <table:table-cell table:style-name="ce4"/>
          <table:table-cell table:style-name="ce4" office:value-type="float" office:value="1679.79" calcext:value-type="float">
            <text:p>1679,79</text:p>
          </table:table-cell>
          <table:table-cell table:style-name="ce4" office:value-type="string" calcext:value-type="string">
            <text:p>Traducteu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4743" calcext:value-type="float">
            <text:p>1354743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DARD, LUCIE</text:p>
          </table:table-cell>
          <table:table-cell table:style-name="ce4" office:value-type="float" office:value="1361173" calcext:value-type="float">
            <text:p>1361173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AVEC PLAISIRS</text:p>
          </table:table-cell>
          <table:table-cell table:style-name="ce10"/>
          <table:table-cell table:style-name="ce4" office:value-type="float" office:value="193.95" calcext:value-type="float">
            <text:p>193,9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31" calcext:value-type="float">
            <text:p>1357131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COMMISSION SCOLAIRE DE MONTREAL (CSDM)</text:p>
          </table:table-cell>
          <table:table-cell table:style-name="ce10"/>
          <table:table-cell table:style-name="ce4" office:value-type="float" office:value="158.36" calcext:value-type="float">
            <text:p>158,36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175" calcext:value-type="float">
            <text:p>1361175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IMPRIMERIE MULTI-FORMAT</text:p>
          </table:table-cell>
          <table:table-cell table:style-name="ce4"/>
          <table:table-cell table:style-name="ce4" office:value-type="float" office:value="70.34" calcext:value-type="float">
            <text:p>70,34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38" calcext:value-type="float">
            <text:p>1357138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LA SOCIETE DE VERDISSEMENT DU MONTREAL METROPOLITAIN</text:p>
          </table:table-cell>
          <table:table-cell table:style-name="ce4"/>
          <table:table-cell table:style-name="ce4" office:value-type="float" office:value="1391.2" calcext:value-type="float">
            <text:p>1391,2</text:p>
          </table:table-cell>
          <table:table-cell table:style-name="ce4" office:value-type="string" calcext:value-type="string">
            <text:p>Machine et équipement d'aménagement paysager et déneigement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1158" calcext:value-type="float">
            <text:p>1361158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SANIVAC</text:p>
          </table:table-cell>
          <table:table-cell table:style-name="ce4"/>
          <table:table-cell table:style-name="ce4" office:value-type="float" office:value="1291.35" calcext:value-type="float">
            <text:p>1291,35</text:p>
          </table:table-cell>
          <table:table-cell table:style-name="ce4" office:value-type="string" calcext:value-type="string">
            <text:p>Toilette chimiqu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OUTIN, PIERRE</text:p>
          </table:table-cell>
          <table:table-cell table:style-name="ce4" office:value-type="float" office:value="1357820" calcext:value-type="float">
            <text:p>1357820</text:p>
          </table:table-cell>
          <table:table-cell table:style-name="ce8" office:value-type="date" office:date-value="2019-07-10" calcext:value-type="date">
            <text:p>10/07/2019</text:p>
          </table:table-cell>
          <table:table-cell table:style-name="ce4" office:value-type="string" calcext:value-type="string">
            <text:p>7871104 CANADA INC.</text:p>
          </table:table-cell>
          <table:table-cell table:style-name="ce4"/>
          <table:table-cell table:style-name="ce4" office:value-type="float" office:value="19422.69" calcext:value-type="float">
            <text:p>19422,69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1501" calcext:value-type="float">
            <text:p>1321501</text:p>
          </table:table-cell>
          <table:table-cell table:style-name="ce8" office:value-type="date" office:date-value="2019-07-17" calcext:value-type="date">
            <text:p>17/07/2019</text:p>
          </table:table-cell>
          <table:table-cell table:style-name="ce4" office:value-type="string" calcext:value-type="string">
            <text:p>ARBO-DESIGN INC.</text:p>
          </table:table-cell>
          <table:table-cell table:style-name="ce4"/>
          <table:table-cell table:style-name="ce4" office:value-type="float" office:value="7992.17" calcext:value-type="float">
            <text:p>7992,17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4358" calcext:value-type="float">
            <text:p>1334358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ECHAFAUDS PLUS (LAVAL) INC</text:p>
          </table:table-cell>
          <table:table-cell table:style-name="ce10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Location - Clôture, barricad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523" calcext:value-type="float">
            <text:p>1357523</text:p>
          </table:table-cell>
          <table:table-cell table:style-name="ce8" office:value-type="date" office:date-value="2019-07-09" calcext:value-type="date">
            <text:p>09/07/2019</text:p>
          </table:table-cell>
          <table:table-cell table:style-name="ce4" office:value-type="string" calcext:value-type="string">
            <text:p>LOCATION LORDBEC INC.</text:p>
          </table:table-cell>
          <table:table-cell table:style-name="ce4"/>
          <table:table-cell table:style-name="ce4" office:value-type="float" office:value="22467.32" calcext:value-type="float">
            <text:p>22467,32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45" calcext:value-type="float">
            <text:p>1357045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MARIE-HELENE ROCH</text:p>
          </table:table-cell>
          <table:table-cell table:style-name="ce4"/>
          <table:table-cell table:style-name="ce4" office:value-type="float" office:value="4237.5" calcext:value-type="float">
            <text:p>4237,5</text:p>
          </table:table-cell>
          <table:table-cell table:style-name="ce4" office:value-type="string" calcext:value-type="string">
            <text:p>Conseiller en communication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578" calcext:value-type="float">
            <text:p>1358578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PLOMBERIE DENIS PARADIS INC</text:p>
          </table:table-cell>
          <table:table-cell table:style-name="ce4"/>
          <table:table-cell table:style-name="ce4" office:value-type="float" office:value="234.33" calcext:value-type="float">
            <text:p>234,33</text:p>
          </table:table-cell>
          <table:table-cell table:style-name="ce4" office:value-type="string" calcext:value-type="string">
            <text:p>Entrepreneur en bâtiments de tout genr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5298" calcext:value-type="float">
            <text:p>1325298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REMORQUAGE BURSTALL CONRAD</text:p>
          </table:table-cell>
          <table:table-cell table:style-name="ce10"/>
          <table:table-cell table:style-name="ce4" office:value-type="float" office:value="5188.48" calcext:value-type="float">
            <text:p>5188,48</text:p>
          </table:table-cell>
          <table:table-cell table:style-name="ce4" office:value-type="string" calcext:value-type="string">
            <text:p>Service - Remorquag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6458" calcext:value-type="float">
            <text:p>1356458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SERVICES DE CONTENEURS ATS INC. (LES)</text:p>
          </table:table-cell>
          <table:table-cell table:style-name="ce4"/>
          <table:table-cell table:style-name="ce4" office:value-type="float" office:value="5543.34" calcext:value-type="float">
            <text:p>5543,34</text:p>
          </table:table-cell>
          <table:table-cell table:style-name="ce4" office:value-type="string" calcext:value-type="string">
            <text:p>Poubelle et conten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679" calcext:value-type="float">
            <text:p>1358679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TESSIER RECREO-PARC INC.</text:p>
          </table:table-cell>
          <table:table-cell table:style-name="ce10"/>
          <table:table-cell table:style-name="ce4" office:value-type="float" office:value="26956.59" calcext:value-type="float">
            <text:p>26956,59</text:p>
          </table:table-cell>
          <table:table-cell table:style-name="ce4" office:value-type="string" calcext:value-type="string">
            <text:p>Mobilier pour parc récréatif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8660" calcext:value-type="float">
            <text:p>1348660</text:p>
          </table:table-cell>
          <table:table-cell table:style-name="ce8" office:value-type="date" office:date-value="2019-07-09" calcext:value-type="date">
            <text:p>09/07/2019</text:p>
          </table:table-cell>
          <table:table-cell table:style-name="ce4" office:value-type="string" calcext:value-type="string">
            <text:p>TUYAUX HITECH (HTP) LTEE</text:p>
          </table:table-cell>
          <table:table-cell table:style-name="ce10"/>
          <table:table-cell table:style-name="ce4" office:value-type="float" office:value="2698.39" calcext:value-type="float">
            <text:p>2698,39</text:p>
          </table:table-cell>
          <table:table-cell table:style-name="ce4" office:value-type="string" calcext:value-type="string">
            <text:p>Tuyau d'aqueduc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ROUSSEAU, HELENE</text:p>
          </table:table-cell>
          <table:table-cell table:style-name="ce4" office:value-type="float" office:value="1360513" calcext:value-type="float">
            <text:p>1360513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COMMISSION SCOLAIRE DE MONTREAL (CSDM)</text:p>
          </table:table-cell>
          <table:table-cell table:style-name="ce10"/>
          <table:table-cell table:style-name="ce4" office:value-type="float" office:value="166.28" calcext:value-type="float">
            <text:p>166,28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190" calcext:value-type="float">
            <text:p>1361190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DEV-ID INC.</text:p>
          </table:table-cell>
          <table:table-cell table:style-name="ce4"/>
          <table:table-cell table:style-name="ce4" office:value-type="float" office:value="2771.67" calcext:value-type="float">
            <text:p>2771,67</text:p>
          </table:table-cell>
          <table:table-cell table:style-name="ce4" office:value-type="string" calcext:value-type="string">
            <text:p>Serveur, équipement de rés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375" calcext:value-type="float">
            <text:p>1359375</text:p>
          </table:table-cell>
          <table:table-cell table:style-name="ce8" office:value-type="date" office:date-value="2019-07-17" calcext:value-type="date">
            <text:p>17/07/2019</text:p>
          </table:table-cell>
          <table:table-cell table:style-name="ce4" office:value-type="string" calcext:value-type="string">
            <text:p>LOGIKERGO</text:p>
          </table:table-cell>
          <table:table-cell table:style-name="ce10"/>
          <table:table-cell table:style-name="ce4" office:value-type="float" office:value="3464.59" calcext:value-type="float">
            <text:p>3464,59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59488" calcext:value-type="float">
            <text:p>1359488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office:value-type="string" calcext:value-type="string">
            <text:p>ASSOCIATION DES BIBLIOTHEQUES PUBLIQUES DU QUEBEC</text:p>
          </table:table-cell>
          <table:table-cell table:style-name="ce10"/>
          <table:table-cell table:style-name="ce4" office:value-type="float" office:value="1748.04" calcext:value-type="float">
            <text:p>1748,04</text:p>
          </table:table-cell>
          <table:table-cell table:style-name="ce4" office:value-type="string" calcext:value-type="string">
            <text:p>Frais - Inscription pour colloque, conférence, séminaire et congrè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432" calcext:value-type="float">
            <text:p>1360432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BERNIER &amp; BOURNIVAL ELECTRIQUE INC.</text:p>
          </table:table-cell>
          <table:table-cell table:style-name="ce10"/>
          <table:table-cell table:style-name="ce4" office:value-type="float" office:value="1297.77" calcext:value-type="float">
            <text:p>1297,77</text:p>
          </table:table-cell>
          <table:table-cell table:style-name="ce4" office:value-type="string" calcext:value-type="string">
            <text:p>Réparation/Entretien - Équipement de scène</text:p>
          </table:table-cell>
          <table:table-cell table:number-columns-repeated="250"/>
        </table:table-row>
        <table:table-row table:style-name="ro2">
          <table:table-cell table:style-name="ce3"/>
          <table:table-cell table:style-name="ce4" office:value-type="float" office:value="1357681" calcext:value-type="float">
            <text:p>1357681</text:p>
          </table:table-cell>
          <table:table-cell table:style-name="ce8" office:value-type="date" office:date-value="2019-07-09" calcext:value-type="date">
            <text:p>09/07/2019</text:p>
          </table:table-cell>
          <table:table-cell table:style-name="ce4" office:value-type="string" calcext:value-type="string">
            <text:p>CHAUSSURES BELMONT INC</text:p>
          </table:table-cell>
          <table:table-cell table:style-name="ce10"/>
          <table:table-cell table:style-name="ce4" office:value-type="float" office:value="146.95" calcext:value-type="float">
            <text:p>146,95</text:p>
          </table:table-cell>
          <table:table-cell table:style-name="ce4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486" calcext:value-type="float">
            <text:p>1359486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office:value-type="string" calcext:value-type="string">
            <text:p>CORPORATION DE DISTRIBUTION POUR SPECTACLE INC.</text:p>
          </table:table-cell>
          <table:table-cell table:style-name="ce10"/>
          <table:table-cell table:style-name="ce4" office:value-type="float" office:value="2637.28" calcext:value-type="float">
            <text:p>2637,28</text:p>
          </table:table-cell>
          <table:table-cell table:style-name="ce4" office:value-type="string" calcext:value-type="string">
            <text:p>Réparation/Entretien - Équipement de scèn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196" calcext:value-type="float">
            <text:p>1361196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ELECTRO PERFORMANCE G.L. INC.</text:p>
          </table:table-cell>
          <table:table-cell table:style-name="ce10"/>
          <table:table-cell table:style-name="ce4" office:value-type="float" office:value="1070.88" calcext:value-type="float">
            <text:p>1070,88</text:p>
          </table:table-cell>
          <table:table-cell table:style-name="ce4" office:value-type="string" calcext:value-type="string">
            <text:p>Réparation/Entretien - Équipement de scèn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433" calcext:value-type="float">
            <text:p>1360433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TRANSPORT &amp; ACCORD</text:p>
          </table:table-cell>
          <table:table-cell table:style-name="ce10"/>
          <table:table-cell table:style-name="ce4" office:value-type="float" office:value="1784.79" calcext:value-type="float">
            <text:p>1784,79</text:p>
          </table:table-cell>
          <table:table-cell table:style-name="ce4" office:value-type="string" calcext:value-type="string">
            <text:p>Service - Transport de valeur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HAMBEROT, ROBERT</text:p>
          </table:table-cell>
          <table:table-cell table:style-name="ce4" office:value-type="float" office:value="1358580" calcext:value-type="float">
            <text:p>1358580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BRODART CANADA COMPAGNY</text:p>
          </table:table-cell>
          <table:table-cell table:style-name="ce10"/>
          <table:table-cell table:style-name="ce4" office:value-type="float" office:value="444.24" calcext:value-type="float">
            <text:p>444,24</text:p>
          </table:table-cell>
          <table:table-cell table:style-name="ce4" office:value-type="string" calcext:value-type="string">
            <text:p>Liv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581" calcext:value-type="float">
            <text:p>1358581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10"/>
          <table:table-cell table:style-name="ce4" office:value-type="float" office:value="800.32" calcext:value-type="float">
            <text:p>800,32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float" office:value="1358576" calcext:value-type="float">
            <text:p>1358576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ARBO-DESIGN INC.</text:p>
          </table:table-cell>
          <table:table-cell table:style-name="ce10"/>
          <table:table-cell table:style-name="ce4" office:value-type="float" office:value="2624.69" calcext:value-type="float">
            <text:p>2624,69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GUYLAINE</text:p>
          </table:table-cell>
          <table:table-cell table:style-name="ce4" office:value-type="float" office:value="1361073" calcext:value-type="float">
            <text:p>1361073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629.78" calcext:value-type="float">
            <text:p>629,78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6681" calcext:value-type="float">
            <text:p>1326681</text:p>
          </table:table-cell>
          <table:table-cell table:style-name="ce8" office:value-type="date" office:date-value="2019-07-08" calcext:value-type="date">
            <text:p>08/07/2019</text:p>
          </table:table-cell>
          <table:table-cell table:style-name="ce4" office:value-type="string" calcext:value-type="string">
            <text:p>CLEB LABORATOIRE INC.</text:p>
          </table:table-cell>
          <table:table-cell table:style-name="ce4"/>
          <table:table-cell table:style-name="ce4" office:value-type="float" office:value="3359.6" calcext:value-type="float">
            <text:p>3359,6</text:p>
          </table:table-cell>
          <table:table-cell table:style-name="ce4" office:value-type="string" calcext:value-type="string">
            <text:p>Entrepreneur en bâtiments de tout gen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349" calcext:value-type="float">
            <text:p>1359349</text:p>
          </table:table-cell>
          <table:table-cell table:style-name="ce8" office:value-type="date" office:date-value="2019-07-17" calcext:value-type="date">
            <text:p>17/07/2019</text:p>
          </table:table-cell>
          <table:table-cell table:style-name="ce4" office:value-type="string" calcext:value-type="string">
            <text:p>COMMISSION SCOLAIRE DE MONTREAL (CSDM)</text:p>
          </table:table-cell>
          <table:table-cell table:style-name="ce4"/>
          <table:table-cell table:style-name="ce4" office:value-type="float" office:value="379.66" calcext:value-type="float">
            <text:p>379,66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7638" calcext:value-type="float">
            <text:p>1347638</text:p>
          </table:table-cell>
          <table:table-cell table:style-name="ce8" office:value-type="date" office:date-value="2019-07-09" calcext:value-type="date">
            <text:p>09/07/2019</text:p>
          </table:table-cell>
          <table:table-cell table:style-name="ce4" office:value-type="string" calcext:value-type="string">
            <text:p>CONSTRUCTION PIRAVIC INC.</text:p>
          </table:table-cell>
          <table:table-cell table:style-name="ce4"/>
          <table:table-cell table:style-name="ce4" office:value-type="float" office:value="314.96" calcext:value-type="float">
            <text:p>314,96</text:p>
          </table:table-cell>
          <table:table-cell table:style-name="ce4" office:value-type="string" calcext:value-type="string">
            <text:p>Entrepreneur en structures de béton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9877" calcext:value-type="float">
            <text:p>1359877</text:p>
          </table:table-cell>
          <table:table-cell table:style-name="ce8" office:value-type="date" office:date-value="2019-07-19" calcext:value-type="date">
            <text:p>19/07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/>
          <table:table-cell table:style-name="ce4" office:value-type="float" office:value="317.48" calcext:value-type="float">
            <text:p>317,48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457" calcext:value-type="float">
            <text:p>1359457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office:value-type="string" calcext:value-type="string">
            <text:p>ENSEIGNES CMD INC.</text:p>
          </table:table-cell>
          <table:table-cell table:style-name="ce4"/>
          <table:table-cell table:style-name="ce4" office:value-type="float" office:value="6608.96" calcext:value-type="float">
            <text:p>6608,96</text:p>
          </table:table-cell>
          <table:table-cell table:style-name="ce4" office:value-type="string" calcext:value-type="string">
            <text:p>Matériel pour communication graph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3945" calcext:value-type="float">
            <text:p>1343945</text:p>
          </table:table-cell>
          <table:table-cell table:style-name="ce8" office:value-type="date" office:date-value="2019-07-17" calcext:value-type="date">
            <text:p>17/07/2019</text:p>
          </table:table-cell>
          <table:table-cell table:style-name="ce4" office:value-type="string" calcext:value-type="string">
            <text:p>EXPERTISE NEUROSCIENCES INC.</text:p>
          </table:table-cell>
          <table:table-cell table:style-name="ce4"/>
          <table:table-cell table:style-name="ce4" office:value-type="float" office:value="3674.56" calcext:value-type="float">
            <text:p>3674,56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439" calcext:value-type="float">
            <text:p>1359439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table:number-columns-repeated="2"/>
          <table:table-cell table:style-name="ce4" office:value-type="float" office:value="5769.06" calcext:value-type="float">
            <text:p>5769,06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387" calcext:value-type="float">
            <text:p>1359387</text:p>
          </table:table-cell>
          <table:table-cell table:style-name="ce8" office:value-type="date" office:date-value="2019-07-17" calcext:value-type="date">
            <text:p>17/07/2019</text:p>
          </table:table-cell>
          <table:table-cell table:style-name="ce4" office:value-type="string" calcext:value-type="string">
            <text:p>GROUPE LE CORRE ET ASSOCIES INC.</text:p>
          </table:table-cell>
          <table:table-cell table:style-name="ce4"/>
          <table:table-cell table:style-name="ce4" office:value-type="float" office:value="3727.05" calcext:value-type="float">
            <text:p>3727,05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981" calcext:value-type="float">
            <text:p>1360981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LES CONSULTANTS MHD, EXPERTS EN MEDECINE DU TRAVAIL</text:p>
          </table:table-cell>
          <table:table-cell table:style-name="ce4"/>
          <table:table-cell table:style-name="ce4" office:value-type="float" office:value="1574.81" calcext:value-type="float">
            <text:p>1574,81</text:p>
          </table:table-cell>
          <table:table-cell table:style-name="ce4" office:value-type="string" calcext:value-type="string">
            <text:p>Conseiller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7598" calcext:value-type="float">
            <text:p>1327598</text:p>
          </table:table-cell>
          <table:table-cell table:style-name="ce8" office:value-type="date" office:date-value="2019-07-23" calcext:value-type="date">
            <text:p>23/07/2019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float" office:value="2289.78" calcext:value-type="float">
            <text:p>2289,78</text:p>
          </table:table-cell>
          <table:table-cell table:style-name="ce4" office:value-type="string" calcext:value-type="string">
            <text:p>Location - Automobile, camionnette et fourgonnett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33153" calcext:value-type="float">
            <text:p>1333153</text:p>
          </table:table-cell>
          <table:table-cell table:style-name="ce8" office:value-type="date" office:date-value="2019-07-10" calcext:value-type="date">
            <text:p>10/07/2019</text:p>
          </table:table-cell>
          <table:table-cell table:style-name="ce4" office:value-type="string" calcext:value-type="string">
            <text:p>PAROISSE NOTRE-DAME-DE-GRACE</text:p>
          </table:table-cell>
          <table:table-cell table:style-name="ce10"/>
          <table:table-cell table:style-name="ce4" office:value-type="float" office:value="918" calcext:value-type="float">
            <text:p>918</text:p>
          </table:table-cell>
          <table:table-cell table:style-name="ce4" office:value-type="string" calcext:value-type="string">
            <text:p>Location - Espace de stationn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984" calcext:value-type="float">
            <text:p>1360984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PHANEUF INTERNATIONAL INC.</text:p>
          </table:table-cell>
          <table:table-cell table:style-name="ce10"/>
          <table:table-cell table:style-name="ce4" office:value-type="float" office:value="6299.25" calcext:value-type="float">
            <text:p>6299,25</text:p>
          </table:table-cell>
          <table:table-cell table:style-name="ce4" office:value-type="string" calcext:value-type="string">
            <text:p>Location - Équipement de spor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3112" calcext:value-type="float">
            <text:p>1343112</text:p>
          </table:table-cell>
          <table:table-cell table:style-name="ce8" office:value-type="date" office:date-value="2019-07-08" calcext:value-type="date">
            <text:p>08/07/2019</text:p>
          </table:table-cell>
          <table:table-cell table:style-name="ce4" office:value-type="string" calcext:value-type="string">
            <text:p>SAKO ELECTRIQUE LTEE</text:p>
          </table:table-cell>
          <table:table-cell table:style-name="ce4"/>
          <table:table-cell table:style-name="ce4" office:value-type="float" office:value="1388.98" calcext:value-type="float">
            <text:p>1388,98</text:p>
          </table:table-cell>
          <table:table-cell table:style-name="ce4" office:value-type="string" calcext:value-type="string">
            <text:p>Entrepreneur en électric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909" calcext:value-type="float">
            <text:p>1357909</text:p>
          </table:table-cell>
          <table:table-cell table:style-name="ce8" office:value-type="date" office:date-value="2019-07-10" calcext:value-type="date">
            <text:p>10/07/2019</text:p>
          </table:table-cell>
          <table:table-cell table:style-name="ce4" office:value-type="string" calcext:value-type="string">
            <text:p>UNIQUE MOBILIER DE BUREAU</text:p>
          </table:table-cell>
          <table:table-cell table:style-name="ce4"/>
          <table:table-cell table:style-name="ce4" office:value-type="float" office:value="7643.09" calcext:value-type="float">
            <text:p>7643,09</text:p>
          </table:table-cell>
          <table:table-cell table:style-name="ce4" office:value-type="string" calcext:value-type="string">
            <text:p>Accessoires et fournitures de mobilier de bureau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SONIA</text:p>
          </table:table-cell>
          <table:table-cell table:style-name="ce4" office:value-type="float" office:value="1360418" calcext:value-type="float">
            <text:p>1360418</text:p>
          </table:table-cell>
          <table:table-cell table:style-name="ce8" office:value-type="date" office:date-value="2019-07-23" calcext:value-type="date">
            <text:p>23/07/2019</text:p>
          </table:table-cell>
          <table:table-cell table:style-name="ce4" office:value-type="string" calcext:value-type="string">
            <text:p>9365-1784 QUEBEC INC.</text:p>
          </table:table-cell>
          <table:table-cell table:style-name="ce10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Location - Appareil automobile spécialisé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7-23" calcext:value-type="date">
            <text:p>23/07/2019</text:p>
          </table:table-cell>
          <table:table-cell table:style-name="ce4"/>
          <table:table-cell table:style-name="ce10"/>
          <table:table-cell table:style-name="ce4" office:value-type="float" office:value="19947.62" calcext:value-type="float">
            <text:p>19947,62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0435" calcext:value-type="float">
            <text:p>1360435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BIBLIOTHECA CANADA INC.</text:p>
          </table:table-cell>
          <table:table-cell table:style-name="ce10"/>
          <table:table-cell table:style-name="ce4" office:value-type="float" office:value="12510.75" calcext:value-type="float">
            <text:p>12510,75</text:p>
          </table:table-cell>
          <table:table-cell table:style-name="ce4" office:value-type="string" calcext:value-type="string">
            <text:p>Service - Gestion de la documentation/Archivag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1198" calcext:value-type="float">
            <text:p>1361198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G.T. SERVICE DE CONTENEURS INC.</text:p>
          </table:table-cell>
          <table:table-cell table:style-name="ce10"/>
          <table:table-cell table:style-name="ce4" office:value-type="float" office:value="19443.67" calcext:value-type="float">
            <text:p>19443,67</text:p>
          </table:table-cell>
          <table:table-cell table:style-name="ce4" office:value-type="string" calcext:value-type="string">
            <text:p>Équipement de manuten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37" calcext:value-type="float">
            <text:p>1357137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LES CONSULTANTS VERRET INC.</text:p>
          </table:table-cell>
          <table:table-cell/>
          <table:table-cell table:style-name="ce4" office:value-type="float" office:value="1233.95" calcext:value-type="float">
            <text:p>1233,95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84" calcext:value-type="float">
            <text:p>1352184</text:p>
          </table:table-cell>
          <table:table-cell table:style-name="ce8" office:value-type="date" office:date-value="2019-07-09" calcext:value-type="date">
            <text:p>09/07/2019</text:p>
          </table:table-cell>
          <table:table-cell table:style-name="ce4" office:value-type="string" calcext:value-type="string">
            <text:p>LES PAYSAGISTES DAMY &amp; PAT INC.</text:p>
          </table:table-cell>
          <table:table-cell/>
          <table:table-cell table:style-name="ce4" office:value-type="float" office:value="923.89" calcext:value-type="float">
            <text:p>923,89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207" calcext:value-type="float">
            <text:p>1361207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MUSCO SPORTS LIGHTING CANADA CO.</text:p>
          </table:table-cell>
          <table:table-cell table:style-name="ce10"/>
          <table:table-cell table:style-name="ce4" office:value-type="float" office:value="14262.55" calcext:value-type="float">
            <text:p>14262,55</text:p>
          </table:table-cell>
          <table:table-cell table:style-name="ce4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40" calcext:value-type="float">
            <text:p>1357140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SERGE LAMARRE</text:p>
          </table:table-cell>
          <table:table-cell table:style-name="ce10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0578" calcext:value-type="float">
            <text:p>1320578</text:p>
          </table:table-cell>
          <table:table-cell table:style-name="ce8" office:value-type="date" office:date-value="2019-07-19" calcext:value-type="date">
            <text:p>19/07/2019</text:p>
          </table:table-cell>
          <table:table-cell table:style-name="ce4" office:value-type="string" calcext:value-type="string">
            <text:p>SOCIETE CANADIENNE DES POSTES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78" calcext:value-type="float">
            <text:p>1352178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SODEM INC.</text:p>
          </table:table-cell>
          <table:table-cell table:style-name="ce4"/>
          <table:table-cell table:style-name="ce4" office:value-type="float" office:value="11892.98" calcext:value-type="float">
            <text:p>11892,98</text:p>
          </table:table-cell>
          <table:table-cell table:style-name="ce4" office:value-type="string" calcext:value-type="string">
            <text:p>Location - Terra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39" calcext:value-type="float">
            <text:p>1357139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VIE-VA FORMATION (JE) INC.</text:p>
          </table:table-cell>
          <table:table-cell table:style-name="ce4"/>
          <table:table-cell table:style-name="ce4" office:value-type="float" office:value="2624.69" calcext:value-type="float">
            <text:p>2624,69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59934" calcext:value-type="float">
            <text:p>1359934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office:value-type="string" calcext:value-type="string">
            <text:p>3289419 CANADA (COLLINS)</text:p>
          </table:table-cell>
          <table:table-cell table:style-name="ce4"/>
          <table:table-cell table:style-name="ce4" office:value-type="float" office:value="357.15" calcext:value-type="float">
            <text:p>357,15</text:p>
          </table:table-cell>
          <table:table-cell table:style-name="ce4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780" calcext:value-type="float">
            <text:p>1359780</text:p>
          </table:table-cell>
          <table:table-cell table:style-name="ce8" office:value-type="date" office:date-value="2019-07-19" calcext:value-type="date">
            <text:p>19/07/2019</text:p>
          </table:table-cell>
          <table:table-cell table:style-name="ce4" office:value-type="string" calcext:value-type="string">
            <text:p>ACKLANDS - GRAINGER INC.</text:p>
          </table:table-cell>
          <table:table-cell table:style-name="ce4"/>
          <table:table-cell table:style-name="ce4" office:value-type="float" office:value="860.9" calcext:value-type="float">
            <text:p>860,9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401" calcext:value-type="float">
            <text:p>1361401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 office:value-type="string" calcext:value-type="string">
            <text:p>ALBERT VIAU DIVISION EMCO CORPORATION</text:p>
          </table:table-cell>
          <table:table-cell table:style-name="ce4"/>
          <table:table-cell table:style-name="ce4" office:value-type="float" office:value="521.45" calcext:value-type="float">
            <text:p>521,45</text:p>
          </table:table-cell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529" calcext:value-type="float">
            <text:p>1361529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/>
          <table:table-cell table:style-name="ce10"/>
          <table:table-cell table:style-name="ce4" office:value-type="float" office:value="504.74" calcext:value-type="float">
            <text:p>504,74</text:p>
          </table:table-cell>
          <table:table-cell table:style-name="ce4" office:value-type="string" calcext:value-type="string">
            <text:p>Tuyauterie et racco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082" calcext:value-type="float">
            <text:p>1360082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4" office:value-type="float" office:value="865" calcext:value-type="float">
            <text:p>865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538" calcext:value-type="float">
            <text:p>1360538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ASSOCIATION QUEBECOISE DES TRANSPORTS</text:p>
          </table:table-cell>
          <table:table-cell table:style-name="ce4"/>
          <table:table-cell table:style-name="ce4" office:value-type="float" office:value="262.47" calcext:value-type="float">
            <text:p>262,47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921" calcext:value-type="float">
            <text:p>1359921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office:value-type="string" calcext:value-type="string">
            <text:p>ENTREPRISES FORLINI-DIVISION EQUIPEMENT DE SECURITE UNIVERSEL INC.</text:p>
          </table:table-cell>
          <table:table-cell table:style-name="ce4"/>
          <table:table-cell table:style-name="ce4" office:value-type="float" office:value="278.21" calcext:value-type="float">
            <text:p>278,21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187" calcext:value-type="float">
            <text:p>1359187</text:p>
          </table:table-cell>
          <table:table-cell table:style-name="ce8" office:value-type="date" office:date-value="2019-07-17" calcext:value-type="date">
            <text:p>17/07/2019</text:p>
          </table:table-cell>
          <table:table-cell table:style-name="ce4" office:value-type="string" calcext:value-type="string">
            <text:p>HILTI CANADA LTEE</text:p>
          </table:table-cell>
          <table:table-cell table:style-name="ce4"/>
          <table:table-cell table:style-name="ce4" office:value-type="float" office:value="524.98" calcext:value-type="float">
            <text:p>524,98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693" calcext:value-type="float">
            <text:p>1356693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4"/>
          <table:table-cell table:style-name="ce4" office:value-type="float" office:value="740.84" calcext:value-type="float">
            <text:p>740,84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285" calcext:value-type="float">
            <text:p>1358285</text:p>
          </table:table-cell>
          <table:table-cell table:style-name="ce8" office:value-type="date" office:date-value="2019-07-11" calcext:value-type="date">
            <text:p>11/07/2019</text:p>
          </table:table-cell>
          <table:table-cell table:style-name="ce4" table:number-columns-repeated="2"/>
          <table:table-cell table:style-name="ce4" office:value-type="float" office:value="3473.3" calcext:value-type="float">
            <text:p>3473,3</text:p>
          </table:table-cell>
          <table:table-cell table:style-name="ce4" office:value-type="string" calcext:value-type="string">
            <text:p>Outils à batt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944" calcext:value-type="float">
            <text:p>1359944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table:number-columns-repeated="2"/>
          <table:table-cell table:style-name="ce4" office:value-type="float" office:value="2942.01" calcext:value-type="float">
            <text:p>2942,01</text:p>
          </table:table-cell>
          <table:table-cell table:style-name="ce4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61565" calcext:value-type="float">
            <text:p>1361565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 table:number-columns-repeated="2"/>
          <table:table-cell table:style-name="ce4" office:value-type="float" office:value="196.14" calcext:value-type="float">
            <text:p>196,14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2">
          <table:table-cell/>
          <table:table-cell table:style-name="ce4" office:value-type="float" office:value="1359939" calcext:value-type="float">
            <text:p>1359939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office:value-type="string" calcext:value-type="string">
            <text:p>LALEMA INC.</text:p>
          </table:table-cell>
          <table:table-cell table:style-name="ce4"/>
          <table:table-cell table:style-name="ce4" office:value-type="float" office:value="323.28" calcext:value-type="float">
            <text:p>323,28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61534" calcext:value-type="float">
            <text:p>1361534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 table:number-columns-repeated="2"/>
          <table:table-cell table:style-name="ce4" office:value-type="float" office:value="22.58" calcext:value-type="float">
            <text:p>22,58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676" calcext:value-type="float">
            <text:p>1358676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LANAUCO LTEE</text:p>
          </table:table-cell>
          <table:table-cell table:style-name="ce4"/>
          <table:table-cell table:style-name="ce4" office:value-type="float" office:value="2099.74" calcext:value-type="float">
            <text:p>2099,74</text:p>
          </table:table-cell>
          <table:table-cell table:style-name="ce4" office:value-type="string" calcext:value-type="string">
            <text:p>Location - Clôture, barricad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9942" calcext:value-type="float">
            <text:p>1359942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office:value-type="string" calcext:value-type="string">
            <text:p>LEE VALLEY TOOLS LTD.</text:p>
          </table:table-cell>
          <table:table-cell table:style-name="ce10"/>
          <table:table-cell table:style-name="ce4" office:value-type="float" office:value="447.73" calcext:value-type="float">
            <text:p>447,73</text:p>
          </table:table-cell>
          <table:table-cell table:style-name="ce4" office:value-type="string" calcext:value-type="string">
            <text:p>Fourniture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0052" calcext:value-type="float">
            <text:p>1330052</text:p>
          </table:table-cell>
          <table:table-cell table:style-name="ce8" office:value-type="date" office:date-value="2019-07-27" calcext:value-type="date">
            <text:p>27/07/2019</text:p>
          </table:table-cell>
          <table:table-cell table:style-name="ce4" office:value-type="string" calcext:value-type="string">
            <text:p>LES INDUSTRIES POLY INC.</text:p>
          </table:table-cell>
          <table:table-cell table:style-name="ce4" office:value-type="float" office:value="1322302" calcext:value-type="float">
            <text:p>1322302</text:p>
          </table:table-cell>
          <table:table-cell table:style-name="ce4" office:value-type="float" office:value="1259.85" calcext:value-type="float">
            <text:p>1259,85</text:p>
          </table:table-cell>
          <table:table-cell table:style-name="ce4" office:value-type="string" calcext:value-type="string">
            <text:p>Service - Numérisation de document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070" calcext:value-type="float">
            <text:p>1360070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office:value-type="string" calcext:value-type="string">
            <text:p>LOCATION D'OUTILS SIMPLEX S.E.C.</text:p>
          </table:table-cell>
          <table:table-cell table:style-name="ce10"/>
          <table:table-cell table:style-name="ce4" office:value-type="float" office:value="414.44" calcext:value-type="float">
            <text:p>414,44</text:p>
          </table:table-cell>
          <table:table-cell table:style-name="ce4" office:value-type="string" calcext:value-type="string">
            <text:p>Location - Machine et équipement d'aménagement paysager et déneig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538" calcext:value-type="float">
            <text:p>1361538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2135.74" calcext:value-type="float">
            <text:p>2135,74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6080" calcext:value-type="float">
            <text:p>1346080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office:value-type="string" calcext:value-type="string">
            <text:p>REGARD SECURITE</text:p>
          </table:table-cell>
          <table:table-cell table:style-name="ce4" office:value-type="float" office:value="1255847" calcext:value-type="float">
            <text:p>125584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532" calcext:value-type="float">
            <text:p>1361532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 office:value-type="string" calcext:value-type="string">
            <text:p>STELEM</text:p>
          </table:table-cell>
          <table:table-cell table:style-name="ce4"/>
          <table:table-cell table:style-name="ce4" office:value-type="float" office:value="94.49" calcext:value-type="float">
            <text:p>94,49</text:p>
          </table:table-cell>
          <table:table-cell table:style-name="ce4" office:value-type="string" calcext:value-type="string">
            <text:p>Huile, graisse et lubrifia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386" calcext:value-type="float">
            <text:p>1356386</text:p>
          </table:table-cell>
          <table:table-cell table:style-name="ce8" office:value-type="date" office:date-value="2019-07-03" calcext:value-type="date">
            <text:p>03/07/2019</text:p>
          </table:table-cell>
          <table:table-cell table:style-name="ce4" office:value-type="string" calcext:value-type="string">
            <text:p>ST-GERMAIN EGOUTS ET AQUEDUCS INC.</text:p>
          </table:table-cell>
          <table:table-cell table:style-name="ce4"/>
          <table:table-cell table:style-name="ce4" office:value-type="float" office:value="2167.99" calcext:value-type="float">
            <text:p>2167,99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031" calcext:value-type="float">
            <text:p>1360031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/>
          <table:table-cell table:style-name="ce4" office:value-type="float" office:value="1191511" calcext:value-type="float">
            <text:p>1191511</text:p>
          </table:table-cell>
          <table:table-cell table:style-name="ce4" office:value-type="float" office:value="881.89" calcext:value-type="float">
            <text:p>881,89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745" calcext:value-type="float">
            <text:p>1358745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U. CAYOUETTE INC.</text:p>
          </table:table-cell>
          <table:table-cell table:style-name="ce4"/>
          <table:table-cell table:style-name="ce4" office:value-type="float" office:value="250.97" calcext:value-type="float">
            <text:p>250,97</text:p>
          </table:table-cell>
          <table:table-cell table:style-name="ce4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742" calcext:value-type="float">
            <text:p>1358742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5879.3" calcext:value-type="float">
            <text:p>5879,3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950" calcext:value-type="float">
            <text:p>1359950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office:value-type="string" calcext:value-type="string">
            <text:p>WM QUEBEC INC.</text:p>
          </table:table-cell>
          <table:table-cell table:style-name="ce4"/>
          <table:table-cell table:style-name="ce4" office:value-type="float" office:value="403.14" calcext:value-type="float">
            <text:p>403,14</text:p>
          </table:table-cell>
          <table:table-cell table:style-name="ce4" office:value-type="string" calcext:value-type="string">
            <text:p>Service - Enfouissement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LIMPERIS, APOSTOLOS MARIO</text:p>
          </table:table-cell>
          <table:table-cell table:style-name="ce4" office:value-type="float" office:value="1358579" calcext:value-type="float">
            <text:p>1358579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AQUAM SPECIALISTE AQUATIQUE INC.</text:p>
          </table:table-cell>
          <table:table-cell table:style-name="ce4"/>
          <table:table-cell table:style-name="ce4" office:value-type="float" office:value="237.58" calcext:value-type="float">
            <text:p>237,58</text:p>
          </table:table-cell>
          <table:table-cell table:style-name="ce4" office:value-type="string" calcext:value-type="string">
            <text:p>Accessoires de spor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32" calcext:value-type="float">
            <text:p>1357132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AQUATECHNO SPECIALISTES AQUATIQUES INC.</text:p>
          </table:table-cell>
          <table:table-cell table:style-name="ce4"/>
          <table:table-cell table:style-name="ce4" office:value-type="float" office:value="971.66" calcext:value-type="float">
            <text:p>971,66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34" calcext:value-type="float">
            <text:p>1357134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CAISSY INC.</text:p>
          </table:table-cell>
          <table:table-cell/>
          <table:table-cell table:style-name="ce4" office:value-type="float" office:value="2992.14" calcext:value-type="float">
            <text:p>2992,14</text:p>
          </table:table-cell>
          <table:table-cell table:style-name="ce4" office:value-type="string" calcext:value-type="string">
            <text:p>Équipement de spor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577" calcext:value-type="float">
            <text:p>1358577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DUBO ELECTRIQUE LTEE</text:p>
          </table:table-cell>
          <table:table-cell table:style-name="ce10"/>
          <table:table-cell table:style-name="ce4" office:value-type="float" office:value="844.1" calcext:value-type="float">
            <text:p>844,1</text:p>
          </table:table-cell>
          <table:table-cell table:style-name="ce4" office:value-type="string" calcext:value-type="string">
            <text:p>Électricité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0093" calcext:value-type="float">
            <text:p>1350093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LAVAGE DE VITRES FUTURE INC.</text:p>
          </table:table-cell>
          <table:table-cell table:style-name="ce10"/>
          <table:table-cell table:style-name="ce4" office:value-type="float" office:value="1312.34" calcext:value-type="float">
            <text:p>1312,34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656" calcext:value-type="float">
            <text:p>1356656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87.54" calcext:value-type="float">
            <text:p>187,54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182" calcext:value-type="float">
            <text:p>1360182</text:p>
          </table:table-cell>
          <table:table-cell table:style-name="ce8" office:value-type="date" office:date-value="2019-07-23" calcext:value-type="date">
            <text:p>23/07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528.86" calcext:value-type="float">
            <text:p>528,86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948" calcext:value-type="float">
            <text:p>1360948</text:p>
          </table:table-cell>
          <table:table-cell table:style-name="ce8" office:value-type="date" office:date-value="2019-07-25" calcext:value-type="date">
            <text:p>25/07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236.39" calcext:value-type="float">
            <text:p>236,39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245" calcext:value-type="float">
            <text:p>1361245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723.72" calcext:value-type="float">
            <text:p>723,72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575" calcext:value-type="float">
            <text:p>1358575</text:p>
          </table:table-cell>
          <table:table-cell table:style-name="ce8" office:value-type="date" office:date-value="2019-07-12" calcext:value-type="date">
            <text:p>12/07/2019</text:p>
          </table:table-cell>
          <table:table-cell table:style-name="ce4" office:value-type="string" calcext:value-type="string">
            <text:p>SERVICES D'ENTRETIEN ALPHANET INC.</text:p>
          </table:table-cell>
          <table:table-cell table:style-name="ce4"/>
          <table:table-cell table:style-name="ce4" office:value-type="float" office:value="629.92" calcext:value-type="float">
            <text:p>629,92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203" calcext:value-type="float">
            <text:p>1361203</text:p>
          </table:table-cell>
          <table:table-cell table:style-name="ce8" office:value-type="date" office:date-value="2019-07-29" calcext:value-type="date">
            <text:p>29/07/2019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float" office:value="712.4" calcext:value-type="float">
            <text:p>712,4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136" calcext:value-type="float">
            <text:p>1357136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TECHNICIEN DE GLACE INC</text:p>
          </table:table-cell>
          <table:table-cell table:style-name="ce4"/>
          <table:table-cell table:style-name="ce4" office:value-type="float" office:value="3993.47" calcext:value-type="float">
            <text:p>3993,47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4" office:value-type="float" office:value="1360441" calcext:value-type="float">
            <text:p>1360441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AQUAM SPECIALISTE AQUATIQUE INC.</text:p>
          </table:table-cell>
          <table:table-cell table:style-name="ce4"/>
          <table:table-cell table:style-name="ce4" office:value-type="float" office:value="741.12" calcext:value-type="float">
            <text:p>741,12</text:p>
          </table:table-cell>
          <table:table-cell table:style-name="ce4" office:value-type="string" calcext:value-type="string">
            <text:p>Équipement de spor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477" calcext:value-type="float">
            <text:p>1359477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office:value-type="string" calcext:value-type="string">
            <text:p>AQUATECHNO SPECIALISTES AQUATIQUES INC.</text:p>
          </table:table-cell>
          <table:table-cell table:style-name="ce4"/>
          <table:table-cell table:style-name="ce4" office:value-type="float" office:value="1126.4" calcext:value-type="float">
            <text:p>1126,4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9484" calcext:value-type="float">
            <text:p>1359484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table:number-columns-repeated="2"/>
          <table:table-cell table:style-name="ce4" office:value-type="float" office:value="803.15" calcext:value-type="float">
            <text:p>803,15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9471" calcext:value-type="float">
            <text:p>1359471</text:p>
          </table:table-cell>
          <table:table-cell table:style-name="ce8" office:value-type="date" office:date-value="2019-07-18" calcext:value-type="date">
            <text:p>18/07/2019</text:p>
          </table:table-cell>
          <table:table-cell table:style-name="ce4" office:value-type="string" calcext:value-type="string">
            <text:p>CENTAURECOM INC.</text:p>
          </table:table-cell>
          <table:table-cell table:style-name="ce4"/>
          <table:table-cell table:style-name="ce4" office:value-type="float" office:value="638.54" calcext:value-type="float">
            <text:p>638,54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3168" calcext:value-type="float">
            <text:p>1323168</text:p>
          </table:table-cell>
          <table:table-cell table:style-name="ce8" office:value-type="date" office:date-value="2019-07-17" calcext:value-type="date">
            <text:p>17/07/2019</text:p>
          </table:table-cell>
          <table:table-cell table:style-name="ce4" office:value-type="string" calcext:value-type="string">
            <text:p>COMMISSION SCOLAIRE DE MONTREAL (CSDM)</text:p>
          </table:table-cell>
          <table:table-cell table:style-name="ce4"/>
          <table:table-cell table:style-name="ce4" office:value-type="float" office:value="3149.62" calcext:value-type="float">
            <text:p>3149,62</text:p>
          </table:table-cell>
          <table:table-cell table:style-name="ce4" office:value-type="string" calcext:value-type="string">
            <text:p>Service - Agence de sécurité, gardienn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30" calcext:value-type="float">
            <text:p>1352130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LOCATION CELEFETE INC.</text:p>
          </table:table-cell>
          <table:table-cell table:style-name="ce4"/>
          <table:table-cell table:style-name="ce4" office:value-type="float" office:value="552.74" calcext:value-type="float">
            <text:p>552,74</text:p>
          </table:table-cell>
          <table:table-cell table:style-name="ce4" office:value-type="string" calcext:value-type="string">
            <text:p>Service - Transport de colis (Frais de transport)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4" office:value-type="float" office:value="1360551" calcext:value-type="float">
            <text:p>1360551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CARREFOUR JEUNESSE-EMPLOI DE COTE-DES-NEIGES (CJECDN)</text:p>
          </table:table-cell>
          <table:table-cell table:style-name="ce4"/>
          <table:table-cell table:style-name="ce4" office:value-type="float" office:value="15000" calcext:value-type="float">
            <text:p>15000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084" calcext:value-type="float">
            <text:p>1361084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DEMANDE SPECIALE S.E.N.C.</text:p>
          </table:table-cell>
          <table:table-cell table:style-name="ce4"/>
          <table:table-cell table:style-name="ce4" office:value-type="float" office:value="9448.87" calcext:value-type="float">
            <text:p>9448,87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41" calcext:value-type="float">
            <text:p>1357041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 office:value-type="string" calcext:value-type="string">
            <text:p>FANNIE PILON-MILLETTE</text:p>
          </table:table-cell>
          <table:table-cell table:style-name="ce4"/>
          <table:table-cell table:style-name="ce4" office:value-type="float" office:value="4657.5" calcext:value-type="float">
            <text:p>4657,5</text:p>
          </table:table-cell>
          <table:table-cell table:style-name="ce4" office:value-type="string" calcext:value-type="string">
            <text:p>Conseiller en communication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536" calcext:value-type="float">
            <text:p>1361536</text:p>
          </table:table-cell>
          <table:table-cell table:style-name="ce8" office:value-type="date" office:date-value="2019-07-30" calcext:value-type="date">
            <text:p>30/07/2019</text:p>
          </table:table-cell>
          <table:table-cell table:style-name="ce4" office:value-type="string" calcext:value-type="string">
            <text:p>PREVENTION COTE-DES-NEIGES NOTRE-DAME-DEGRACE</text:p>
          </table:table-cell>
          <table:table-cell table:style-name="ce4"/>
          <table:table-cell table:style-name="ce4" office:value-type="float" office:value="585" calcext:value-type="float">
            <text:p>585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958" calcext:value-type="float">
            <text:p>1360958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SOLMATECH INC.</text:p>
          </table:table-cell>
          <table:table-cell table:style-name="ce4"/>
          <table:table-cell table:style-name="ce4" office:value-type="float" office:value="22068.9" calcext:value-type="float">
            <text:p>22068,9</text:p>
          </table:table-cell>
          <table:table-cell table:style-name="ce4" office:value-type="string" calcext:value-type="string">
            <text:p>Ingénieur - Contrôle qualité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57064" calcext:value-type="float">
            <text:p>1357064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ACKLANDS - GRAINGER INC.</text:p>
          </table:table-cell>
          <table:table-cell table:style-name="ce4"/>
          <table:table-cell table:style-name="ce4" office:value-type="float" office:value="60.09" calcext:value-type="float">
            <text:p>60,09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748" calcext:value-type="float">
            <text:p>1358748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table:number-columns-repeated="2"/>
          <table:table-cell table:style-name="ce4" office:value-type="float" office:value="448.86" calcext:value-type="float">
            <text:p>448,86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749" calcext:value-type="float">
            <text:p>1358749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table:number-columns-repeated="2"/>
          <table:table-cell table:style-name="ce4" office:value-type="float" office:value="51.4" calcext:value-type="float">
            <text:p>51,4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281" calcext:value-type="float">
            <text:p>1358281</text:p>
          </table:table-cell>
          <table:table-cell table:style-name="ce8" office:value-type="date" office:date-value="2019-07-11" calcext:value-type="date">
            <text:p>11/07/2019</text:p>
          </table:table-cell>
          <table:table-cell table:style-name="ce4" office:value-type="string" calcext:value-type="string">
            <text:p>ECO-GRAFFITI INC</text:p>
          </table:table-cell>
          <table:table-cell table:style-name="ce4"/>
          <table:table-cell table:style-name="ce4" office:value-type="float" office:value="5454.1" calcext:value-type="float">
            <text:p>5454,1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69" calcext:value-type="float">
            <text:p>1357069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EQUIPEMENTS STINSON (QUEBEC) INC.</text:p>
          </table:table-cell>
          <table:table-cell table:style-name="ce4"/>
          <table:table-cell table:style-name="ce4" office:value-type="float" office:value="2544.37" calcext:value-type="float">
            <text:p>2544,37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27" calcext:value-type="float">
            <text:p>1357027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INOLEC</text:p>
          </table:table-cell>
          <table:table-cell/>
          <table:table-cell table:style-name="ce4" office:value-type="float" office:value="1522.32" calcext:value-type="float">
            <text:p>1522,32</text:p>
          </table:table-cell>
          <table:table-cell table:style-name="ce4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8759" calcext:value-type="float">
            <text:p>1358759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JEAN GUGLIA &amp; FILS ENR.</text:p>
          </table:table-cell>
          <table:table-cell/>
          <table:table-cell table:style-name="ce4" office:value-type="float" office:value="172.76" calcext:value-type="float">
            <text:p>172,76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685" calcext:value-type="float">
            <text:p>1356685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LE GROUPE LAM-E ST-PIERRE</text:p>
          </table:table-cell>
          <table:table-cell/>
          <table:table-cell table:style-name="ce4" office:value-type="float" office:value="416.51" calcext:value-type="float">
            <text:p>416,51</text:p>
          </table:table-cell>
          <table:table-cell table:style-name="ce4" office:value-type="string" calcext:value-type="string">
            <text:p>Crochet, goupille, manille et pouli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56809" calcext:value-type="float">
            <text:p>1356809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LES MOUSSES DE L'ESTRIE INC.</text:p>
          </table:table-cell>
          <table:table-cell table:style-name="ce4"/>
          <table:table-cell table:style-name="ce4" office:value-type="float" office:value="5319.61" calcext:value-type="float">
            <text:p>5319,61</text:p>
          </table:table-cell>
          <table:table-cell table:style-name="ce4" office:value-type="string" calcext:value-type="string">
            <text:p>Couvre-sol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56637" calcext:value-type="float">
            <text:p>1356637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LOCATION D'OUTILS SIMPLEX S.E.C.</text:p>
          </table:table-cell>
          <table:table-cell/>
          <table:table-cell table:style-name="ce4" office:value-type="float" office:value="478.32" calcext:value-type="float">
            <text:p>478,32</text:p>
          </table:table-cell>
          <table:table-cell table:style-name="ce4" office:value-type="string" calcext:value-type="string">
            <text:p>Location - Machine et équipement de constructio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56708" calcext:value-type="float">
            <text:p>1356708</text:p>
          </table:table-cell>
          <table:table-cell table:style-name="ce8" office:value-type="date" office:date-value="2019-07-04" calcext:value-type="date">
            <text:p>04/07/2019</text:p>
          </table:table-cell>
          <table:table-cell table:style-name="ce4" office:value-type="string" calcext:value-type="string">
            <text:p>NOVAFOR EQUIPEMENT INC.</text:p>
          </table:table-cell>
          <table:table-cell/>
          <table:table-cell table:style-name="ce4" office:value-type="float" office:value="1266.01" calcext:value-type="float">
            <text:p>1266,01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282" calcext:value-type="float">
            <text:p>1358282</text:p>
          </table:table-cell>
          <table:table-cell table:style-name="ce8" office:value-type="date" office:date-value="2019-07-11" calcext:value-type="date">
            <text:p>11/07/2019</text:p>
          </table:table-cell>
          <table:table-cell table:style-name="ce4"/>
          <table:table-cell/>
          <table:table-cell table:style-name="ce4" office:value-type="float" office:value="570.21" calcext:value-type="float">
            <text:p>570,21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7029" calcext:value-type="float">
            <text:p>1357029</text:p>
          </table:table-cell>
          <table:table-cell table:style-name="ce8" office:value-type="date" office:date-value="2019-07-05" calcext:value-type="date">
            <text:p>05/07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713.25" calcext:value-type="float">
            <text:p>1713,25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642" calcext:value-type="float">
            <text:p>1358642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SANIVAC</text:p>
          </table:table-cell>
          <table:table-cell table:style-name="ce4" office:value-type="float" office:value="1273977" calcext:value-type="float">
            <text:p>1273977</text:p>
          </table:table-cell>
          <table:table-cell table:style-name="ce4" office:value-type="float" office:value="376.02" calcext:value-type="float">
            <text:p>376,02</text:p>
          </table:table-cell>
          <table:table-cell table:style-name="ce4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4" office:value-type="float" office:value="1328248" calcext:value-type="float">
            <text:p>1328248</text:p>
          </table:table-cell>
          <table:table-cell table:style-name="ce8" office:value-type="date" office:date-value="2019-07-22" calcext:value-type="date">
            <text:p>22/07/2019</text:p>
          </table:table-cell>
          <table:table-cell table:style-name="ce4" office:value-type="string" calcext:value-type="string">
            <text:p>TECHNO-GESTASS LTEE</text:p>
          </table:table-cell>
          <table:table-cell/>
          <table:table-cell table:style-name="ce4" office:value-type="float" office:value="157.48" calcext:value-type="float">
            <text:p>157,48</text:p>
          </table:table-cell>
          <table:table-cell table:style-name="ce4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ROTTIER, PASCAL</text:p>
          </table:table-cell>
          <table:table-cell table:style-name="ce4" office:value-type="float" office:value="1361066" calcext:value-type="float">
            <text:p>1361066</text:p>
          </table:table-cell>
          <table:table-cell table:style-name="ce8" office:value-type="date" office:date-value="2019-07-26" calcext:value-type="date">
            <text:p>26/07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314.89" calcext:value-type="float">
            <text:p>314,89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9036" calcext:value-type="float">
            <text:p>1359036</text:p>
          </table:table-cell>
          <table:table-cell table:style-name="ce8" office:value-type="date" office:date-value="2019-07-16" calcext:value-type="date">
            <text:p>16/07/2019</text:p>
          </table:table-cell>
          <table:table-cell table:style-name="ce4" office:value-type="string" calcext:value-type="string">
            <text:p>MEUBLES DE JARDIN BROSSARD INC.</text:p>
          </table:table-cell>
          <table:table-cell/>
          <table:table-cell table:style-name="ce4" office:value-type="float" office:value="2411.56" calcext:value-type="float">
            <text:p>2411,56</text:p>
          </table:table-cell>
          <table:table-cell table:style-name="ce4" office:value-type="string" calcext:value-type="string">
            <text:p>Mobilier pour espace public et jard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695" calcext:value-type="float">
            <text:p>1358695</text:p>
          </table:table-cell>
          <table:table-cell table:style-name="ce8" office:value-type="date" office:date-value="2019-07-15" calcext:value-type="date">
            <text:p>15/07/2019</text:p>
          </table:table-cell>
          <table:table-cell table:style-name="ce4" office:value-type="string" calcext:value-type="string">
            <text:p>TRAFIC INNOVATION INC.</text:p>
          </table:table-cell>
          <table:table-cell/>
          <table:table-cell table:style-name="ce4" office:value-type="float" office:value="7337.82" calcext:value-type="float">
            <text:p>7337,82</text:p>
          </table:table-cell>
          <table:table-cell table:style-name="ce4" office:value-type="string" calcext:value-type="string">
            <text:p>Équipemen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0619" calcext:value-type="float">
            <text:p>1360619</text:p>
          </table:table-cell>
          <table:table-cell table:style-name="ce8" office:value-type="date" office:date-value="2019-07-24" calcext:value-type="date">
            <text:p>24/07/2019</text:p>
          </table:table-cell>
          <table:table-cell table:style-name="ce4" office:value-type="string" calcext:value-type="string">
            <text:p>TRANSOFT SOLUTIONS INC</text:p>
          </table:table-cell>
          <table:table-cell/>
          <table:table-cell table:style-name="ce4" office:value-type="float" office:value="2787.42" calcext:value-type="float">
            <text:p>2787,42</text:p>
          </table:table-cell>
          <table:table-cell table:style-name="ce4" office:value-type="string" calcext:value-type="string">
            <text:p>Logiciel et progicie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4"/>
          <table:table-cell table:style-name="ce8"/>
          <table:table-cell table:style-name="ce4"/>
          <table:table-cell/>
          <table:table-cell table:style-name="ce3" office:value-type="float" office:value="421164.12" calcext:value-type="float">
            <text:p>421164,12</text:p>
          </table:table-cell>
          <table:table-cell table:style-name="ce4"/>
          <table:table-cell table:number-columns-repeated="250"/>
        </table:table-row>
        <table:table-row table:style-name="ro1" table:number-rows-repeated="12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4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4"/>
          <table:table-cell table:number-columns-repeated="250"/>
        </table:table-row>
        <table:table-row table:style-name="ro1" table:number-rows-repeated="2">
          <table:table-cell table:style-name="ce3"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/>
          <table:table-cell table:style-name="ce3"/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number-columns-repeated="2"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number-columns-repeated="2"/>
          <table:table-cell table:style-name="ce4" table:number-columns-repeated="2"/>
          <table:table-cell table:number-columns-repeated="250"/>
        </table:table-row>
        <table:table-row table:style-name="ro1" table:number-rows-repeated="2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number-columns-repeated="2"/>
          <table:table-cell table:style-name="ce4" table:number-columns-repeated="2"/>
          <table:table-cell table:number-columns-repeated="250"/>
        </table:table-row>
        <table:table-row table:style-name="ro1" table:number-rows-repeated="4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 table:style-name="ce3"/>
          <table:table-cell table:number-columns-repeated="4"/>
          <table:table-cell table:style-name="ce3"/>
          <table:table-cell table:number-columns-repeated="251"/>
        </table:table-row>
        <table:table-row table:style-name="ro1" table:number-rows-repeated="104839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creator>Nadine Champagne</dc:creator>
    <dc:date>2019-10-01T10:16:01</dc:date>
    <meta:document-statistic meta:table-count="3" meta:cell-count="749" meta:object-count="0"/>
    <meta:generator>LibreOffice/6.4.3.2$Windows_x86 LibreOffice_project/747b5d0ebf89f41c860ec2a39efd7cb15b54f2d8</meta:generator>
  </office:meta>
</office:document-meta>
</file>